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ard Wolf, Problem Set 2, CS 498</text:p>
      <text:p text:style-name="Standard"/>
      <text:p text:style-name="Standard">We load the sound and set the sound with the frequency</text:p>
      <text:p text:style-name="P1">[s,fs] = wavread('11476751m-sh8');</text:p>
      <text:p text:style-name="Standard"/>
      <text:p text:style-name="Standard">Then take the spectrogram of our data and get its log magnitude</text:p>
      <text:p text:style-name="P1">spec = spectrogram(s,512,512,256,fs);</text:p>
      <text:p text:style-name="P1">log_spec = log(abs(spec));</text:p>
      <text:p text:style-name="P1"/>
      <text:p text:style-name="P2">To perform principal component analysis on our spectrogram we need to empirical mean of our data set <text:span text:style-name="T1">log_spec. <text:s/>Log_spec </text:span>is of dimension <text:span text:style-name="T1">M x N. <text:s/></text:span>We find the empirical mean along each dimension <text:span text:style-name="T1">m = 1, … , M </text:span>and place the calculated mean values into an empirical mean vector <text:span text:style-name="T1">u</text:span> of dimension <text:span text:style-name="T1">M x 1</text:span> such that <draw:frame draw:style-name="fr1" draw:name="Object1" text:anchor-type="as-char" svg:width="1.5634in" svg:height="0.4484in" draw:z-index="0"><draw:object xlink:href="./Object 1" xlink:type="simple" xlink:show="embed" xlink:actuate="onLoad"/><draw:image xlink:href="./ObjectReplacements/Object 1" xlink:type="simple" xlink:show="embed" xlink:actuate="onLoad"/></draw:frame>. <text:s/>After we have our vector <text:span text:style-name="T1">u, </text:span>we need to minimize the mean square error of approximating our data set. <text:s/>Subtract the empirical mean from each column of the data set and store it in a <text:span text:style-name="T1">M x N <text:s/></text:span>matrix <text:span text:style-name="T1">B</text:span>. <text:s/><draw:frame draw:style-name="fr1" draw:name="Object2" text:anchor-type="as-char" svg:width="3.0819in" svg:height="0.2083in" draw:z-index="1"><draw:object xlink:href="./Object 2" xlink:type="simple" xlink:show="embed" xlink:actuate="onLoad"/><draw:image xlink:href="./ObjectReplacements/Object 2" xlink:type="simple" xlink:show="embed" xlink:actuate="onLoad"/></draw:frame> . <text:s/>From here we need to calculate the covariance matrix from the outer product of of <text:span text:style-name="T1">B. </text:span><draw:frame draw:style-name="fr1" draw:name="Object3" text:anchor-type="as-char" svg:width="5.4701in" svg:height="0.3925in" draw:z-index="2"><draw:object xlink:href="./Object 3" xlink:type="simple" xlink:show="embed" xlink:actuate="onLoad"/><draw:image xlink:href="./ObjectReplacements/Object 3" xlink:type="simple" xlink:show="embed" xlink:actuate="onLoad"/></draw:frame> Next we compute the matrix of eigenvectors to obtain a lower dimension data set. <text:s/><draw:frame draw:style-name="fr1" draw:name="Object4" text:anchor-type="as-char" svg:width="1.0201in" svg:height="0.2138in" draw:z-index="3"><draw:object xlink:href="./Object 4" xlink:type="simple" xlink:show="embed" xlink:actuate="onLoad"/><draw:image xlink:href="./ObjectReplacements/Object 4" xlink:type="simple" xlink:show="embed" xlink:actuate="onLoad"/></draw:frame> D is a diagonal matrix of eigenvalues of C.</text:p>
      <text:p text:style-name="P2"/>
      <text:p text:style-name="P2">% set dimensions</text:p>
      <text:p text:style-name="P1">[M,N] = size(log_spec);</text:p>
      <text:p text:style-name="P1"/>
      <text:p text:style-name="P1">% Subtract mean</text:p>
      <text:p text:style-name="P1">mean_spec = mean(log_spec,2);</text:p>
      <text:p text:style-name="P1">log_spec = log_spec – repmat(mean_spec, 1, N);</text:p>
      <text:p text:style-name="P1"/>
      <text:p text:style-name="P1">% calculate covariance</text:p>
      <text:p text:style-name="P1">covariance = 1 / (N-1) * log_spec * log_spec';</text:p>
      <text:p text:style-name="P1"/>
      <text:p text:style-name="P1">% get eigenvectors and eigenvalues</text:p>
      <text:p text:style-name="P1">[PC,V] = eigs(covariance);</text:p>
      <text:p text:style-name="P1"/>
      <text:p text:style-name="P1">% extract diagonal matrix</text:p>
      <text:p text:style-name="P1">V = diag(V);</text:p>
      <text:p text:style-name="P1">result = PC' * log_spec;</text:p>
      <text:p text:style-name="P1"/>
      <text:p text:style-name="P1"/>
      <text:p text:style-name="P2">I had some problems implementing this algorithm. <text:s/>The first one was that my data matrix (the log magnitude of my spectrogram) was producing value of negative infinity. <text:s/>So I had to strip out those columns because my empirical mean would not calculate correctly. <text:s/>Once I had figured this out, I was able to get the correct result. <text:s/>I used a FFT of size 1024 with a hamming window of 256 and overlap of 128. <text:s/>My original data matrix was 513x18,665. <text:s/>After PCA it was reduced to 6x18665. <text:s/>I played around with different window sizes and overlaps and the best kmeans I could get was with this sampling rates. <text:s/>I was unsuccessful in generated a decent GMM distribution. <text:s/>I had problems finding the appropriate covariance and initializing the cluster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0:18:27.57</meta:creation-date>
    <dc:date>2011-12-14T14:27:13.22</dc:date>
    <meta:editing-duration>PT2H35M38S</meta:editing-duration>
    <meta:editing-cycles>2</meta:editing-cycles>
    <meta:generator>OpenOffice.org/3.3$Win32 OpenOffice.org_project/330m20$Build-9567</meta:generator>
    <meta:document-statistic meta:table-count="0" meta:image-count="0" meta:object-count="4" meta:page-count="1" meta:paragraph-count="20" meta:word-count="357" meta:character-count="2040"/>
  </office:meta>
</office:document-meta>
</file>

<file path=Object 1/content.xml><?xml version="1.0" encoding="utf-8"?>
<math xmlns="http://www.w3.org/1998/Math/MathML">
  <semantics>
    <mrow>
      <mi>u</mi>
      <mrow>
        <mrow>
          <mo stretchy="false">[</mo>
          <mi>m</mi>
          <mo stretchy="false">]</mo>
        </mrow>
        <mo stretchy="false">=</mo>
        <mfrac>
          <mn>1</mn>
          <mi>N</mi>
        </mfrac>
      </mrow>
      <mrow>
        <munderover>
          <mo stretchy="false">∑</mo>
          <mrow>
            <mi>n</mi>
            <mo stretchy="false">=</mo>
            <mn>1</mn>
          </mrow>
          <mi>N</mi>
        </munderover>
        <mi>X</mi>
      </mrow>
      <mrow>
        <mo stretchy="false">[</mo>
        <mrow>
          <mi>m</mi>
          <mi>,</mi>
          <mi>n</mi>
        </mrow>
        <mo stretchy="false">]</mo>
      </mrow>
    </mrow>
    <annotation encoding="StarMath 5.0">u[m] = 1 over N Sum from n = 1 to N X[m,n]</annotation>
  </semantics>
</math>
</file>

<file path=Object 2/content.xml><?xml version="1.0" encoding="utf-8"?>
<math xmlns="http://www.w3.org/1998/Math/MathML">
  <semantics>
    <mrow>
      <mrow>
        <mi>B</mi>
        <mo stretchy="false">=</mo>
        <mrow>
          <msub>
            <mi>log</mi>
            <mi mathvariant="italic">spec</mi>
          </msub>
          <mo stretchy="false">−</mo>
          <mi mathvariant="italic">uh</mi>
        </mrow>
      </mrow>
      <mi>,</mi>
      <mi mathvariant="italic">where</mi>
      <mi>h</mi>
      <mrow>
        <mrow>
          <mo stretchy="false">[</mo>
          <mi>n</mi>
          <mo stretchy="false">]</mo>
        </mrow>
        <mo stretchy="false">=</mo>
        <mn>1</mn>
      </mrow>
      <mi mathvariant="italic">for</mi>
      <mrow>
        <mi>n</mi>
        <mo stretchy="false">=</mo>
        <mn>1,.</mn>
      </mrow>
      <mn>..</mn>
      <mi>,</mi>
      <mi>N</mi>
    </mrow>
    <annotation encoding="StarMath 5.0">B = log_spec - uh ,   where h[n] = 1 for n = 1,...,N</annotation>
  </semantics>
</math>
</file>

<file path=Object 3/content.xml><?xml version="1.0" encoding="utf-8"?>
<math xmlns="http://www.w3.org/1998/Math/MathML">
  <semantics>
    <mrow>
      <mrow>
        <mi>C</mi>
        <mo stretchy="false">=</mo>
        <mi>E</mi>
      </mrow>
      <mrow>
        <mrow>
          <mo stretchy="false">[</mo>
          <mrow>
            <mi>B</mi>
            <mo stretchy="false">⊗</mo>
            <mi>B</mi>
          </mrow>
          <mo stretchy="false">]</mo>
        </mrow>
        <mo stretchy="false">=</mo>
        <mi>E</mi>
      </mrow>
      <mrow>
        <mrow>
          <mo stretchy="false">[</mo>
          <msup>
            <mi mathvariant="italic">B.B</mi>
            <mo stretchy="false">κ</mo>
          </msup>
          <mo stretchy="false">]</mo>
        </mrow>
        <mo stretchy="false">=</mo>
        <mfrac>
          <mn>1</mn>
          <mi>N</mi>
        </mfrac>
      </mrow>
      <mrow>
        <mo stretchy="false">∑</mo>
        <msup>
          <mi mathvariant="italic">B.B</mi>
          <mo stretchy="false">κ</mo>
        </msup>
      </mrow>
      <mi mathvariant="italic">where</mi>
      <mo stretchy="false">κ</mo>
      <mi mathvariant="italic">is</mi>
      <mi mathvariant="italic">the</mi>
      <mi mathvariant="italic">conjugate</mi>
      <mi mathvariant="italic">transpose</mi>
      <mi mathvariant="italic">operator.</mi>
    </mrow>
    <annotation encoding="StarMath 5.0">C = E[B %varsigma B] = E[B.B^%kappa] = 1 over N Sum B.B^%kappa where %kappa is the conjugate transpose operator.  </annotation>
  </semantics>
</math>
</file>

<file path=Object 4/content.xml><?xml version="1.0" encoding="utf-8"?>
<math xmlns="http://www.w3.org/1998/Math/MathML">
  <semantics>
    <mrow>
      <mrow>
        <mo stretchy="false">(</mo>
        <msup>
          <mi>V</mi>
          <mrow>
            <mo stretchy="false">−</mo>
            <mn>1</mn>
          </mrow>
        </msup>
        <mo stretchy="false">)</mo>
      </mrow>
      <mrow>
        <mi mathvariant="italic">CV</mi>
        <mo stretchy="false">=</mo>
        <mi mathvariant="italic">D.</mi>
      </mrow>
    </mrow>
    <annotation encoding="StarMath 5.0">(V^-1)CV = D.
</annotation>
  </semantics>
</math>
</file>